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Org" style:family="table">
      <style:table-properties style:width="25.7cm" table:align="margins" style:may-break-between-rows="true" table:border-model="collapsing"/>
    </style:style>
    <style:style style:name="Org.A" style:family="table-column">
      <style:table-column-properties style:column-width="3.671cm" style:rel-column-width="9360*"/>
    </style:style>
    <style:style style:name="Org.C" style:family="table-column">
      <style:table-column-properties style:column-width="3.866cm" style:rel-column-width="9859*"/>
    </style:style>
    <style:style style:name="Org.D" style:family="table-column">
      <style:table-column-properties style:column-width="3.477cm" style:rel-column-width="8865*"/>
    </style:style>
    <style:style style:name="Org.E" style:family="table-column">
      <style:table-column-properties style:column-width="3.672cm" style:rel-column-width="9364*"/>
    </style:style>
    <style:style style:name="Org.G" style:family="table-column">
      <style:table-column-properties style:column-width="3.674cm" style:rel-column-width="9367*"/>
    </style:style>
    <style:style style:name="Org.1" style:family="table-row">
      <style:table-row-properties style:min-row-height="1.194cm"/>
    </style:style>
    <style:style style:name="Org.A1" style:family="table-cell">
      <style:table-cell-properties fo:background-color="#000000" fo:padding="0.097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Org.G1" style:family="table-cell">
      <style:table-cell-properties fo:background-color="#000000" fo:padding="0.097cm" fo:border="0.75pt solid #000000" style:writing-mode="page">
        <style:background-image/>
      </style:table-cell-properties>
    </style:style>
    <style:style style:name="Org.2" style:family="table-row">
      <style:table-row-properties style:min-row-height="1.997cm"/>
    </style:style>
    <style:style style:name="Org.A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Org.B2" style:family="table-cell" style:data-style-name="N10000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Org.G2" style:family="table-cell">
      <style:table-cell-properties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Org.3" style:family="table-row">
      <style:table-row-properties style:min-row-height="2.198cm"/>
    </style:style>
    <style:style style:name="Org.A3" style:family="table-cell">
      <style:table-cell-properties fo:background-color="#cccccc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Org.B3" style:family="table-cell">
      <style:table-cell-properties fo:background-color="#cccccc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Org.C3" style:family="table-cell">
      <style:table-cell-properties fo:background-color="#cccccc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Org.D3" style:family="table-cell">
      <style:table-cell-properties fo:background-color="#cccccc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Org.E3" style:family="table-cell">
      <style:table-cell-properties fo:background-color="#cccccc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Org.F3" style:family="table-cell">
      <style:table-cell-properties fo:background-color="#cccccc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Org.G3" style:family="table-cell">
      <style:table-cell-properties fo:background-color="#cccccc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Org.4" style:family="table-row">
      <style:table-row-properties style:min-row-height="2.42cm"/>
    </style:style>
    <style:style style:name="Org.G4" style:family="table-cell">
      <style:table-cell-properties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Org.5" style:family="table-row">
      <style:table-row-properties style:min-row-height="2.439cm"/>
    </style:style>
    <style:style style:name="Org.A5" style:family="table-cell">
      <style:table-cell-properties fo:background-color="#cccccc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Org.B5" style:family="table-cell">
      <style:table-cell-properties fo:background-color="#cccccc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Org.C5" style:family="table-cell">
      <style:table-cell-properties fo:background-color="#cccccc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Org.D5" style:family="table-cell">
      <style:table-cell-properties fo:background-color="#cccccc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Org.E5" style:family="table-cell">
      <style:table-cell-properties fo:background-color="#cccccc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Org.F5" style:family="table-cell">
      <style:table-cell-properties fo:background-color="#cccccc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Org.G5" style:family="table-cell">
      <style:table-cell-properties fo:background-color="#cccccc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Org.6" style:family="table-row">
      <style:table-row-properties style:min-row-height="2.388cm" fo:keep-together="auto"/>
    </style:style>
    <style:style style:name="Org.B6" style:family="table-cell">
      <style:table-cell-properties fo:background-color="#81d41a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Org.D6" style:family="table-cell">
      <style:table-cell-properties fo:background-color="#81d41a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Org.E6" style:family="table-cell">
      <style:table-cell-properties fo:background-color="#81d41a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Org.G6" style:family="table-cell">
      <style:table-cell-properties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Org.7" style:family="table-row">
      <style:table-row-properties style:min-row-height="2.856cm"/>
    </style:style>
    <style:style style:name="Org.A7" style:family="table-cell">
      <style:table-cell-properties fo:background-color="#81d41a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Org.B7" style:family="table-cell">
      <style:table-cell-properties fo:background-color="#cccccc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Org.C7" style:family="table-cell">
      <style:table-cell-properties fo:background-color="#81d41a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Org.D7" style:family="table-cell">
      <style:table-cell-properties fo:background-color="#cccccc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Org.E7" style:family="table-cell">
      <style:table-cell-properties fo:background-color="#81d41a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Org.F7" style:family="table-cell" style:data-style-name="N10000">
      <style:table-cell-properties fo:background-color="#cccccc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Org.G7" style:family="table-cell" style:data-style-name="N10000">
      <style:table-cell-properties fo:background-color="#cccccc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06d6e0" officeooo:paragraph-rsid="0006d6e0"/>
    </style:style>
    <style:style style:name="P2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06d6e0" officeooo:paragraph-rsid="0006d6e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d6e0" officeooo:paragraph-rsid="0006d6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d6e0" officeooo:paragraph-rsid="000a2c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6d6e0" officeooo:paragraph-rsid="0006d6e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officeooo:paragraph-rsid="0006d6e0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2cba" officeooo:paragraph-rsid="000a2c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2cba" officeooo:paragraph-rsid="0006d6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>
      <loext:graphic-properties draw:fill-color="#bf0041"/>
    </style:style>
    <style:style style:name="T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d6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2c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8a836"/>
    </style:style>
    <style:style style:name="T5" style:family="text">
      <style:text-properties officeooo:rsid="000a2cba"/>
    </style:style>
    <style:style style:name="gr1" style:family="graphic">
      <style:graphic-properties draw:fill-color="#bf0041" draw:textarea-horizontal-align="justify" draw:textarea-vertical-align="middle" draw:auto-grow-height="false" fo:min-height="0.974cm" fo:min-width="0.99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Org" table:style-name="Org" table:template-name="Lista simple sombreada">
        <table:table-column table:style-name="Org.A" table:number-columns-repeated="2"/>
        <table:table-column table:style-name="Org.C"/>
        <table:table-column table:style-name="Org.D"/>
        <table:table-column table:style-name="Org.E"/>
        <table:table-column table:style-name="Org.A"/>
        <table:table-column table:style-name="Org.G"/>
        <table:table-row table:style-name="Org.1">
          <table:table-cell table:style-name="Org.A1" office:value-type="string">
            <text:p text:style-name="P2"/>
            <text:p text:style-name="P2">LUNES</text:p>
          </table:table-cell>
          <table:table-cell table:style-name="Org.A1" office:value-type="string">
            <text:p text:style-name="P2"/>
            <text:p text:style-name="P2">MARTES</text:p>
          </table:table-cell>
          <table:table-cell table:style-name="Org.A1" office:value-type="string">
            <text:p text:style-name="P2"/>
            <text:p text:style-name="P2">MIÉRCOLES</text:p>
          </table:table-cell>
          <table:table-cell table:style-name="Org.A1" office:value-type="string">
            <text:p text:style-name="P2"/>
            <text:p text:style-name="P2">JUEVES</text:p>
          </table:table-cell>
          <table:table-cell table:style-name="Org.A1" office:value-type="string">
            <text:p text:style-name="P2"/>
            <text:p text:style-name="P2">VIERNES</text:p>
          </table:table-cell>
          <table:table-cell table:style-name="Org.A1" office:value-type="string">
            <text:p text:style-name="P2"/>
            <text:p text:style-name="P2">SÁBADO</text:p>
          </table:table-cell>
          <table:table-cell table:style-name="Org.G1" office:value-type="string">
            <text:p text:style-name="P2"/>
            <text:p text:style-name="P2">DOMINGO</text:p>
          </table:table-cell>
        </table:table-row>
        <table:table-row table:style-name="Org.2">
          <table:table-cell table:style-name="Org.A2" office:value-type="string">
            <text:p text:style-name="P3"/>
          </table:table-cell>
          <table:table-cell table:style-name="Org.B2">
            <text:p text:style-name="P3"/>
          </table:table-cell>
          <table:table-cell table:style-name="Org.B2">
            <text:p text:style-name="P3"/>
          </table:table-cell>
          <table:table-cell table:style-name="Org.B2">
            <text:p text:style-name="P3"/>
          </table:table-cell>
          <table:table-cell table:style-name="Org.A2" office:value-type="string">
            <text:p text:style-name="P4">21</text:p>
            <text:p text:style-name="P4"/>
            <text:p text:style-name="P4"/>
          </table:table-cell>
          <table:table-cell table:style-name="Org.A2" office:value-type="string">
            <text:p text:style-name="P4"><draw:custom-shape text:anchor-type="paragraph" draw:z-index="0" draw:name="Forma1" draw:style-name="gr1" draw:text-style-name="P10" svg:width="1.401cm" svg:height="1.377cm" svg:x="1.132cm" svg:y="0.279cm"><text:p/>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<draw:equation draw:name="f0" draw:formula="$0 "/><draw:equation draw:name="f1" draw:formula="21600-$0 "/><draw:equation draw:name="f2" draw:formula="10800-$0 "/><draw:equation draw:name="f3" draw:formula="$0 /2"/><draw:equation draw:name="f4" draw:formula="sqrt(?f2 *?f2 -?f3 *?f3 )"/><draw:equation draw:name="f5" draw:formula="10800-?f3 "/><draw:equation draw:name="f6" draw:formula="10800+?f3 "/><draw:equation draw:name="f7" draw:formula="10800-?f4 "/><draw:equation draw:name="f8" draw:formula="10800+?f4 "/><draw:equation draw:name="f9" draw:formula="(cos(45*(pi/180))*(?f5 -10800)+sin(45*(pi/180))*(?f7 -10800))+10800"/><draw:equation draw:name="f10" draw:formula="-(sin(45*(pi/180))*(?f5 -10800)-cos(45*(pi/180))*(?f7 -10800))+10800"/><draw:equation draw:name="f11" draw:formula="(cos(45*(pi/180))*(?f5 -10800)+sin(45*(pi/180))*(?f8 -10800))+10800"/><draw:equation draw:name="f12" draw:formula="-(sin(45*(pi/180))*(?f5 -10800)-cos(45*(pi/180))*(?f8 -10800))+10800"/><draw:equation draw:name="f13" draw:formula="(cos(45*(pi/180))*(?f6 -10800)+sin(45*(pi/180))*(?f8 -10800))+10800"/><draw:equation draw:name="f14" draw:formula="-(sin(45*(pi/180))*(?f6 -10800)-cos(45*(pi/180))*(?f8 -10800))+10800"/><draw:equation draw:name="f15" draw:formula="(cos(45*(pi/180))*(?f6 -10800)+sin(45*(pi/180))*(?f7 -10800))+10800"/><draw:equation draw:name="f16" draw:formula="-(sin(45*(pi/180))*(?f6 -10800)-cos(45*(pi/180))*(?f7 -10800))+10800"/><draw:handle draw:handle-position="$0 10800" draw:handle-range-x-minimum="0" draw:handle-range-x-maximum="7200"/></draw:enhanced-geometry></draw:custom-shape>22</text:p>
            <text:p text:style-name="P4"/>
            <text:p text:style-name="P4"><text:s text:c="13"/>LMD</text:p>
          </table:table-cell>
          <table:table-cell table:style-name="Org.G2" office:value-type="string">
            <text:p text:style-name="P4"><draw:custom-shape text:anchor-type="paragraph" draw:z-index="1" draw:name="Forma1_0" draw:style-name="gr1" draw:text-style-name="P10" svg:width="1.401cm" svg:height="1.377cm" svg:x="1.055cm" svg:y="0.284cm"><text:p/>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<draw:equation draw:name="f0" draw:formula="$0 "/><draw:equation draw:name="f1" draw:formula="21600-$0 "/><draw:equation draw:name="f2" draw:formula="10800-$0 "/><draw:equation draw:name="f3" draw:formula="$0 /2"/><draw:equation draw:name="f4" draw:formula="sqrt(?f2 *?f2 -?f3 *?f3 )"/><draw:equation draw:name="f5" draw:formula="10800-?f3 "/><draw:equation draw:name="f6" draw:formula="10800+?f3 "/><draw:equation draw:name="f7" draw:formula="10800-?f4 "/><draw:equation draw:name="f8" draw:formula="10800+?f4 "/><draw:equation draw:name="f9" draw:formula="(cos(45*(pi/180))*(?f5 -10800)+sin(45*(pi/180))*(?f7 -10800))+10800"/><draw:equation draw:name="f10" draw:formula="-(sin(45*(pi/180))*(?f5 -10800)-cos(45*(pi/180))*(?f7 -10800))+10800"/><draw:equation draw:name="f11" draw:formula="(cos(45*(pi/180))*(?f5 -10800)+sin(45*(pi/180))*(?f8 -10800))+10800"/><draw:equation draw:name="f12" draw:formula="-(sin(45*(pi/180))*(?f5 -10800)-cos(45*(pi/180))*(?f8 -10800))+10800"/><draw:equation draw:name="f13" draw:formula="(cos(45*(pi/180))*(?f6 -10800)+sin(45*(pi/180))*(?f8 -10800))+10800"/><draw:equation draw:name="f14" draw:formula="-(sin(45*(pi/180))*(?f6 -10800)-cos(45*(pi/180))*(?f8 -10800))+10800"/><draw:equation draw:name="f15" draw:formula="(cos(45*(pi/180))*(?f6 -10800)+sin(45*(pi/180))*(?f7 -10800))+10800"/><draw:equation draw:name="f16" draw:formula="-(sin(45*(pi/180))*(?f6 -10800)-cos(45*(pi/180))*(?f7 -10800))+10800"/><draw:handle draw:handle-position="$0 10800" draw:handle-range-x-minimum="0" draw:handle-range-x-maximum="7200"/></draw:enhanced-geometry></draw:custom-shape>23</text:p>
            <text:p text:style-name="P4"/>
            <text:p text:style-name="P4"><text:s text:c="12"/>LMD</text:p>
          </table:table-cell>
        </table:table-row>
        <table:table-row table:style-name="Org.3">
          <table:table-cell table:style-name="Org.A5" office:value-type="string">
            <text:p text:style-name="P4"><draw:custom-shape text:anchor-type="paragraph" draw:z-index="8" draw:name="Forma1_7" draw:style-name="gr1" draw:text-style-name="P10" svg:width="1.401cm" svg:height="1.377cm" svg:x="1.092cm" svg:y="0.235cm"><text:p/>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<draw:equation draw:name="f0" draw:formula="$0 "/><draw:equation draw:name="f1" draw:formula="21600-$0 "/><draw:equation draw:name="f2" draw:formula="10800-$0 "/><draw:equation draw:name="f3" draw:formula="$0 /2"/><draw:equation draw:name="f4" draw:formula="sqrt(?f2 *?f2 -?f3 *?f3 )"/><draw:equation draw:name="f5" draw:formula="10800-?f3 "/><draw:equation draw:name="f6" draw:formula="10800+?f3 "/><draw:equation draw:name="f7" draw:formula="10800-?f4 "/><draw:equation draw:name="f8" draw:formula="10800+?f4 "/><draw:equation draw:name="f9" draw:formula="(cos(45*(pi/180))*(?f5 -10800)+sin(45*(pi/180))*(?f7 -10800))+10800"/><draw:equation draw:name="f10" draw:formula="-(sin(45*(pi/180))*(?f5 -10800)-cos(45*(pi/180))*(?f7 -10800))+10800"/><draw:equation draw:name="f11" draw:formula="(cos(45*(pi/180))*(?f5 -10800)+sin(45*(pi/180))*(?f8 -10800))+10800"/><draw:equation draw:name="f12" draw:formula="-(sin(45*(pi/180))*(?f5 -10800)-cos(45*(pi/180))*(?f8 -10800))+10800"/><draw:equation draw:name="f13" draw:formula="(cos(45*(pi/180))*(?f6 -10800)+sin(45*(pi/180))*(?f8 -10800))+10800"/><draw:equation draw:name="f14" draw:formula="-(sin(45*(pi/180))*(?f6 -10800)-cos(45*(pi/180))*(?f8 -10800))+10800"/><draw:equation draw:name="f15" draw:formula="(cos(45*(pi/180))*(?f6 -10800)+sin(45*(pi/180))*(?f7 -10800))+10800"/><draw:equation draw:name="f16" draw:formula="-(sin(45*(pi/180))*(?f6 -10800)-cos(45*(pi/180))*(?f7 -10800))+10800"/><draw:handle draw:handle-position="$0 10800" draw:handle-range-x-minimum="0" draw:handle-range-x-maximum="7200"/></draw:enhanced-geometry></draw:custom-shape>24</text:p>
            <text:p text:style-name="P4"><text:s text:c="12"/>LMD </text:p>
          </table:table-cell>
          <table:table-cell table:style-name="Org.B3" office:value-type="string">
            <text:p text:style-name="P4"><draw:custom-shape text:anchor-type="paragraph" draw:z-index="7" draw:name="Forma1_6" draw:style-name="gr1" draw:text-style-name="P10" svg:width="1.401cm" svg:height="1.377cm" svg:x="1.094cm" svg:y="0.206cm"><text:p/>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<draw:equation draw:name="f0" draw:formula="$0 "/><draw:equation draw:name="f1" draw:formula="21600-$0 "/><draw:equation draw:name="f2" draw:formula="10800-$0 "/><draw:equation draw:name="f3" draw:formula="$0 /2"/><draw:equation draw:name="f4" draw:formula="sqrt(?f2 *?f2 -?f3 *?f3 )"/><draw:equation draw:name="f5" draw:formula="10800-?f3 "/><draw:equation draw:name="f6" draw:formula="10800+?f3 "/><draw:equation draw:name="f7" draw:formula="10800-?f4 "/><draw:equation draw:name="f8" draw:formula="10800+?f4 "/><draw:equation draw:name="f9" draw:formula="(cos(45*(pi/180))*(?f5 -10800)+sin(45*(pi/180))*(?f7 -10800))+10800"/><draw:equation draw:name="f10" draw:formula="-(sin(45*(pi/180))*(?f5 -10800)-cos(45*(pi/180))*(?f7 -10800))+10800"/><draw:equation draw:name="f11" draw:formula="(cos(45*(pi/180))*(?f5 -10800)+sin(45*(pi/180))*(?f8 -10800))+10800"/><draw:equation draw:name="f12" draw:formula="-(sin(45*(pi/180))*(?f5 -10800)-cos(45*(pi/180))*(?f8 -10800))+10800"/><draw:equation draw:name="f13" draw:formula="(cos(45*(pi/180))*(?f6 -10800)+sin(45*(pi/180))*(?f8 -10800))+10800"/><draw:equation draw:name="f14" draw:formula="-(sin(45*(pi/180))*(?f6 -10800)-cos(45*(pi/180))*(?f8 -10800))+10800"/><draw:equation draw:name="f15" draw:formula="(cos(45*(pi/180))*(?f6 -10800)+sin(45*(pi/180))*(?f7 -10800))+10800"/><draw:equation draw:name="f16" draw:formula="-(sin(45*(pi/180))*(?f6 -10800)-cos(45*(pi/180))*(?f7 -10800))+10800"/><draw:handle draw:handle-position="$0 10800" draw:handle-range-x-minimum="0" draw:handle-range-x-maximum="7200"/></draw:enhanced-geometry></draw:custom-shape>25</text:p>
            <text:p text:style-name="P4"><text:s text:c="11"/>PDOO</text:p>
          </table:table-cell>
          <table:table-cell table:style-name="Org.C3" office:value-type="string">
            <text:p text:style-name="P4"><draw:custom-shape text:anchor-type="paragraph" draw:z-index="6" draw:name="Forma1_5" draw:style-name="gr1" draw:text-style-name="P10" svg:width="1.401cm" svg:height="1.377cm" svg:x="1.108cm" svg:y="0.233cm"><text:p/>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<draw:equation draw:name="f0" draw:formula="$0 "/><draw:equation draw:name="f1" draw:formula="21600-$0 "/><draw:equation draw:name="f2" draw:formula="10800-$0 "/><draw:equation draw:name="f3" draw:formula="$0 /2"/><draw:equation draw:name="f4" draw:formula="sqrt(?f2 *?f2 -?f3 *?f3 )"/><draw:equation draw:name="f5" draw:formula="10800-?f3 "/><draw:equation draw:name="f6" draw:formula="10800+?f3 "/><draw:equation draw:name="f7" draw:formula="10800-?f4 "/><draw:equation draw:name="f8" draw:formula="10800+?f4 "/><draw:equation draw:name="f9" draw:formula="(cos(45*(pi/180))*(?f5 -10800)+sin(45*(pi/180))*(?f7 -10800))+10800"/><draw:equation draw:name="f10" draw:formula="-(sin(45*(pi/180))*(?f5 -10800)-cos(45*(pi/180))*(?f7 -10800))+10800"/><draw:equation draw:name="f11" draw:formula="(cos(45*(pi/180))*(?f5 -10800)+sin(45*(pi/180))*(?f8 -10800))+10800"/><draw:equation draw:name="f12" draw:formula="-(sin(45*(pi/180))*(?f5 -10800)-cos(45*(pi/180))*(?f8 -10800))+10800"/><draw:equation draw:name="f13" draw:formula="(cos(45*(pi/180))*(?f6 -10800)+sin(45*(pi/180))*(?f8 -10800))+10800"/><draw:equation draw:name="f14" draw:formula="-(sin(45*(pi/180))*(?f6 -10800)-cos(45*(pi/180))*(?f8 -10800))+10800"/><draw:equation draw:name="f15" draw:formula="(cos(45*(pi/180))*(?f6 -10800)+sin(45*(pi/180))*(?f7 -10800))+10800"/><draw:equation draw:name="f16" draw:formula="-(sin(45*(pi/180))*(?f6 -10800)-cos(45*(pi/180))*(?f7 -10800))+10800"/><draw:handle draw:handle-position="$0 10800" draw:handle-range-x-minimum="0" draw:handle-range-x-maximum="7200"/></draw:enhanced-geometry></draw:custom-shape>26</text:p>
            <text:p text:style-name="P4"><text:s text:c="12"/>LMD </text:p>
            <text:p text:style-name="P4"><text:s text:c="12"/>AMII</text:p>
            <text:p text:style-name="P4"/>
          </table:table-cell>
          <table:table-cell table:style-name="Org.D3" office:value-type="string">
            <text:p text:style-name="P4"><draw:custom-shape text:anchor-type="paragraph" draw:z-index="5" draw:name="Forma1_4" draw:style-name="gr1" draw:text-style-name="P10" svg:width="1.401cm" svg:height="1.377cm" svg:x="1.106cm" svg:y="0.259cm"><text:p/>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<draw:equation draw:name="f0" draw:formula="$0 "/><draw:equation draw:name="f1" draw:formula="21600-$0 "/><draw:equation draw:name="f2" draw:formula="10800-$0 "/><draw:equation draw:name="f3" draw:formula="$0 /2"/><draw:equation draw:name="f4" draw:formula="sqrt(?f2 *?f2 -?f3 *?f3 )"/><draw:equation draw:name="f5" draw:formula="10800-?f3 "/><draw:equation draw:name="f6" draw:formula="10800+?f3 "/><draw:equation draw:name="f7" draw:formula="10800-?f4 "/><draw:equation draw:name="f8" draw:formula="10800+?f4 "/><draw:equation draw:name="f9" draw:formula="(cos(45*(pi/180))*(?f5 -10800)+sin(45*(pi/180))*(?f7 -10800))+10800"/><draw:equation draw:name="f10" draw:formula="-(sin(45*(pi/180))*(?f5 -10800)-cos(45*(pi/180))*(?f7 -10800))+10800"/><draw:equation draw:name="f11" draw:formula="(cos(45*(pi/180))*(?f5 -10800)+sin(45*(pi/180))*(?f8 -10800))+10800"/><draw:equation draw:name="f12" draw:formula="-(sin(45*(pi/180))*(?f5 -10800)-cos(45*(pi/180))*(?f8 -10800))+10800"/><draw:equation draw:name="f13" draw:formula="(cos(45*(pi/180))*(?f6 -10800)+sin(45*(pi/180))*(?f8 -10800))+10800"/><draw:equation draw:name="f14" draw:formula="-(sin(45*(pi/180))*(?f6 -10800)-cos(45*(pi/180))*(?f8 -10800))+10800"/><draw:equation draw:name="f15" draw:formula="(cos(45*(pi/180))*(?f6 -10800)+sin(45*(pi/180))*(?f7 -10800))+10800"/><draw:equation draw:name="f16" draw:formula="-(sin(45*(pi/180))*(?f6 -10800)-cos(45*(pi/180))*(?f7 -10800))+10800"/><draw:handle draw:handle-position="$0 10800" draw:handle-range-x-minimum="0" draw:handle-range-x-maximum="7200"/></draw:enhanced-geometry></draw:custom-shape>27</text:p>
            <text:p text:style-name="P4"><text:s text:c="11"/>PDOO</text:p>
          </table:table-cell>
          <table:table-cell table:style-name="Org.E3" office:value-type="string">
            <text:p text:style-name="P4"><draw:custom-shape text:anchor-type="paragraph" draw:z-index="4" draw:name="Forma1_3" draw:style-name="gr1" draw:text-style-name="P10" svg:width="1.401cm" svg:height="1.377cm" svg:x="0.965cm" svg:y="0.286cm"><text:p/>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<draw:equation draw:name="f0" draw:formula="$0 "/><draw:equation draw:name="f1" draw:formula="21600-$0 "/><draw:equation draw:name="f2" draw:formula="10800-$0 "/><draw:equation draw:name="f3" draw:formula="$0 /2"/><draw:equation draw:name="f4" draw:formula="sqrt(?f2 *?f2 -?f3 *?f3 )"/><draw:equation draw:name="f5" draw:formula="10800-?f3 "/><draw:equation draw:name="f6" draw:formula="10800+?f3 "/><draw:equation draw:name="f7" draw:formula="10800-?f4 "/><draw:equation draw:name="f8" draw:formula="10800+?f4 "/><draw:equation draw:name="f9" draw:formula="(cos(45*(pi/180))*(?f5 -10800)+sin(45*(pi/180))*(?f7 -10800))+10800"/><draw:equation draw:name="f10" draw:formula="-(sin(45*(pi/180))*(?f5 -10800)-cos(45*(pi/180))*(?f7 -10800))+10800"/><draw:equation draw:name="f11" draw:formula="(cos(45*(pi/180))*(?f5 -10800)+sin(45*(pi/180))*(?f8 -10800))+10800"/><draw:equation draw:name="f12" draw:formula="-(sin(45*(pi/180))*(?f5 -10800)-cos(45*(pi/180))*(?f8 -10800))+10800"/><draw:equation draw:name="f13" draw:formula="(cos(45*(pi/180))*(?f6 -10800)+sin(45*(pi/180))*(?f8 -10800))+10800"/><draw:equation draw:name="f14" draw:formula="-(sin(45*(pi/180))*(?f6 -10800)-cos(45*(pi/180))*(?f8 -10800))+10800"/><draw:equation draw:name="f15" draw:formula="(cos(45*(pi/180))*(?f6 -10800)+sin(45*(pi/180))*(?f7 -10800))+10800"/><draw:equation draw:name="f16" draw:formula="-(sin(45*(pi/180))*(?f6 -10800)-cos(45*(pi/180))*(?f7 -10800))+10800"/><draw:handle draw:handle-position="$0 10800" draw:handle-range-x-minimum="0" draw:handle-range-x-maximum="7200"/></draw:enhanced-geometry></draw:custom-shape>28</text:p>
            <text:p text:style-name="P4"><text:s text:c="12"/>AC</text:p>
            <text:p text:style-name="P4"><text:s text:c="9"/>(BP4)</text:p>
          </table:table-cell>
          <table:table-cell table:style-name="Org.F3" office:value-type="string">
            <text:p text:style-name="P4"><draw:custom-shape text:anchor-type="paragraph" draw:z-index="3" draw:name="Forma1_2" draw:style-name="gr1" draw:text-style-name="P10" svg:width="1.401cm" svg:height="1.377cm" svg:x="0.963cm" svg:y="0.31cm"><text:p/>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<draw:equation draw:name="f0" draw:formula="$0 "/><draw:equation draw:name="f1" draw:formula="21600-$0 "/><draw:equation draw:name="f2" draw:formula="10800-$0 "/><draw:equation draw:name="f3" draw:formula="$0 /2"/><draw:equation draw:name="f4" draw:formula="sqrt(?f2 *?f2 -?f3 *?f3 )"/><draw:equation draw:name="f5" draw:formula="10800-?f3 "/><draw:equation draw:name="f6" draw:formula="10800+?f3 "/><draw:equation draw:name="f7" draw:formula="10800-?f4 "/><draw:equation draw:name="f8" draw:formula="10800+?f4 "/><draw:equation draw:name="f9" draw:formula="(cos(45*(pi/180))*(?f5 -10800)+sin(45*(pi/180))*(?f7 -10800))+10800"/><draw:equation draw:name="f10" draw:formula="-(sin(45*(pi/180))*(?f5 -10800)-cos(45*(pi/180))*(?f7 -10800))+10800"/><draw:equation draw:name="f11" draw:formula="(cos(45*(pi/180))*(?f5 -10800)+sin(45*(pi/180))*(?f8 -10800))+10800"/><draw:equation draw:name="f12" draw:formula="-(sin(45*(pi/180))*(?f5 -10800)-cos(45*(pi/180))*(?f8 -10800))+10800"/><draw:equation draw:name="f13" draw:formula="(cos(45*(pi/180))*(?f6 -10800)+sin(45*(pi/180))*(?f8 -10800))+10800"/><draw:equation draw:name="f14" draw:formula="-(sin(45*(pi/180))*(?f6 -10800)-cos(45*(pi/180))*(?f8 -10800))+10800"/><draw:equation draw:name="f15" draw:formula="(cos(45*(pi/180))*(?f6 -10800)+sin(45*(pi/180))*(?f7 -10800))+10800"/><draw:equation draw:name="f16" draw:formula="-(sin(45*(pi/180))*(?f6 -10800)-cos(45*(pi/180))*(?f7 -10800))+10800"/><draw:handle draw:handle-position="$0 10800" draw:handle-range-x-minimum="0" draw:handle-range-x-maximum="7200"/></draw:enhanced-geometry></draw:custom-shape>29</text:p>
            <text:p text:style-name="P4"><text:s text:c="12"/>AC</text:p>
            <text:p text:style-name="P4"><text:s text:c="10"/>(BP4)</text:p>
            <text:p text:style-name="P4"><text:s text:c="12"/>MM</text:p>
          </table:table-cell>
          <table:table-cell table:style-name="Org.G3" office:value-type="string">
            <text:p text:style-name="P4"><draw:custom-shape text:anchor-type="paragraph" draw:z-index="2" draw:name="Forma1_1" draw:style-name="gr1" draw:text-style-name="P10" svg:width="1.401cm" svg:height="1.377cm" svg:x="0.82cm" svg:y="0.365cm"><text:p/>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<draw:equation draw:name="f0" draw:formula="$0 "/><draw:equation draw:name="f1" draw:formula="21600-$0 "/><draw:equation draw:name="f2" draw:formula="10800-$0 "/><draw:equation draw:name="f3" draw:formula="$0 /2"/><draw:equation draw:name="f4" draw:formula="sqrt(?f2 *?f2 -?f3 *?f3 )"/><draw:equation draw:name="f5" draw:formula="10800-?f3 "/><draw:equation draw:name="f6" draw:formula="10800+?f3 "/><draw:equation draw:name="f7" draw:formula="10800-?f4 "/><draw:equation draw:name="f8" draw:formula="10800+?f4 "/><draw:equation draw:name="f9" draw:formula="(cos(45*(pi/180))*(?f5 -10800)+sin(45*(pi/180))*(?f7 -10800))+10800"/><draw:equation draw:name="f10" draw:formula="-(sin(45*(pi/180))*(?f5 -10800)-cos(45*(pi/180))*(?f7 -10800))+10800"/><draw:equation draw:name="f11" draw:formula="(cos(45*(pi/180))*(?f5 -10800)+sin(45*(pi/180))*(?f8 -10800))+10800"/><draw:equation draw:name="f12" draw:formula="-(sin(45*(pi/180))*(?f5 -10800)-cos(45*(pi/180))*(?f8 -10800))+10800"/><draw:equation draw:name="f13" draw:formula="(cos(45*(pi/180))*(?f6 -10800)+sin(45*(pi/180))*(?f8 -10800))+10800"/><draw:equation draw:name="f14" draw:formula="-(sin(45*(pi/180))*(?f6 -10800)-cos(45*(pi/180))*(?f8 -10800))+10800"/><draw:equation draw:name="f15" draw:formula="(cos(45*(pi/180))*(?f6 -10800)+sin(45*(pi/180))*(?f7 -10800))+10800"/><draw:equation draw:name="f16" draw:formula="-(sin(45*(pi/180))*(?f6 -10800)-cos(45*(pi/180))*(?f7 -10800))+10800"/><draw:handle draw:handle-position="$0 10800" draw:handle-range-x-minimum="0" draw:handle-range-x-maximum="7200"/></draw:enhanced-geometry></draw:custom-shape>30</text:p>
            <text:p text:style-name="P4"><text:s text:c="12"/>AC</text:p>
            <text:p text:style-name="P4"><text:s text:c="9"/>(BP4)</text:p>
            <text:p text:style-name="P4"><text:s text:c="10"/>MM</text:p>
          </table:table-cell>
        </table:table-row>
        <table:table-row table:style-name="Org.4">
          <table:table-cell table:style-name="Org.A2" office:value-type="string">
            <text:p text:style-name="P4"><draw:custom-shape text:anchor-type="paragraph" draw:z-index="9" draw:name="Forma1_8" draw:style-name="gr1" draw:text-style-name="P10" svg:width="1.401cm" svg:height="1.377cm" svg:x="1.08cm" svg:y="0.189cm"><text:p/>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<draw:equation draw:name="f0" draw:formula="$0 "/><draw:equation draw:name="f1" draw:formula="21600-$0 "/><draw:equation draw:name="f2" draw:formula="10800-$0 "/><draw:equation draw:name="f3" draw:formula="$0 /2"/><draw:equation draw:name="f4" draw:formula="sqrt(?f2 *?f2 -?f3 *?f3 )"/><draw:equation draw:name="f5" draw:formula="10800-?f3 "/><draw:equation draw:name="f6" draw:formula="10800+?f3 "/><draw:equation draw:name="f7" draw:formula="10800-?f4 "/><draw:equation draw:name="f8" draw:formula="10800+?f4 "/><draw:equation draw:name="f9" draw:formula="(cos(45*(pi/180))*(?f5 -10800)+sin(45*(pi/180))*(?f7 -10800))+10800"/><draw:equation draw:name="f10" draw:formula="-(sin(45*(pi/180))*(?f5 -10800)-cos(45*(pi/180))*(?f7 -10800))+10800"/><draw:equation draw:name="f11" draw:formula="(cos(45*(pi/180))*(?f5 -10800)+sin(45*(pi/180))*(?f8 -10800))+10800"/><draw:equation draw:name="f12" draw:formula="-(sin(45*(pi/180))*(?f5 -10800)-cos(45*(pi/180))*(?f8 -10800))+10800"/><draw:equation draw:name="f13" draw:formula="(cos(45*(pi/180))*(?f6 -10800)+sin(45*(pi/180))*(?f8 -10800))+10800"/><draw:equation draw:name="f14" draw:formula="-(sin(45*(pi/180))*(?f6 -10800)-cos(45*(pi/180))*(?f8 -10800))+10800"/><draw:equation draw:name="f15" draw:formula="(cos(45*(pi/180))*(?f6 -10800)+sin(45*(pi/180))*(?f7 -10800))+10800"/><draw:equation draw:name="f16" draw:formula="-(sin(45*(pi/180))*(?f6 -10800)-cos(45*(pi/180))*(?f7 -10800))+10800"/><draw:handle draw:handle-position="$0 10800" draw:handle-range-x-minimum="0" draw:handle-range-x-maximum="7200"/></draw:enhanced-geometry></draw:custom-shape>31</text:p>
            <text:p text:style-name="P4"><text:s text:c="12"/>AC (T)</text:p>
            <text:p text:style-name="P4"><text:s text:c="11"/>MM </text:p>
          </table:table-cell>
          <table:table-cell table:style-name="Org.A2" office:value-type="string">
            <text:p text:style-name="P4"><draw:custom-shape text:anchor-type="paragraph" draw:z-index="10" draw:name="Forma1_9" draw:style-name="gr1" draw:text-style-name="P10" svg:width="1.401cm" svg:height="1.377cm" svg:x="1.044cm" svg:y="0.362cm"><text:p/>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<draw:equation draw:name="f0" draw:formula="$0 "/><draw:equation draw:name="f1" draw:formula="21600-$0 "/><draw:equation draw:name="f2" draw:formula="10800-$0 "/><draw:equation draw:name="f3" draw:formula="$0 /2"/><draw:equation draw:name="f4" draw:formula="sqrt(?f2 *?f2 -?f3 *?f3 )"/><draw:equation draw:name="f5" draw:formula="10800-?f3 "/><draw:equation draw:name="f6" draw:formula="10800+?f3 "/><draw:equation draw:name="f7" draw:formula="10800-?f4 "/><draw:equation draw:name="f8" draw:formula="10800+?f4 "/><draw:equation draw:name="f9" draw:formula="(cos(45*(pi/180))*(?f5 -10800)+sin(45*(pi/180))*(?f7 -10800))+10800"/><draw:equation draw:name="f10" draw:formula="-(sin(45*(pi/180))*(?f5 -10800)-cos(45*(pi/180))*(?f7 -10800))+10800"/><draw:equation draw:name="f11" draw:formula="(cos(45*(pi/180))*(?f5 -10800)+sin(45*(pi/180))*(?f8 -10800))+10800"/><draw:equation draw:name="f12" draw:formula="-(sin(45*(pi/180))*(?f5 -10800)-cos(45*(pi/180))*(?f8 -10800))+10800"/><draw:equation draw:name="f13" draw:formula="(cos(45*(pi/180))*(?f6 -10800)+sin(45*(pi/180))*(?f8 -10800))+10800"/><draw:equation draw:name="f14" draw:formula="-(sin(45*(pi/180))*(?f6 -10800)-cos(45*(pi/180))*(?f8 -10800))+10800"/><draw:equation draw:name="f15" draw:formula="(cos(45*(pi/180))*(?f6 -10800)+sin(45*(pi/180))*(?f7 -10800))+10800"/><draw:equation draw:name="f16" draw:formula="-(sin(45*(pi/180))*(?f6 -10800)-cos(45*(pi/180))*(?f7 -10800))+10800"/><draw:handle draw:handle-position="$0 10800" draw:handle-range-x-minimum="0" draw:handle-range-x-maximum="7200"/></draw:enhanced-geometry></draw:custom-shape>1</text:p>
            <text:p text:style-name="P5"><text:s text:c="7"/><text:span text:style-name="T5">2º PARCIAL</text:span></text:p>
            <text:p text:style-name="P5"><text:s text:c="13"/><text:span text:style-name="T5">MM</text:span></text:p>
          </table:table-cell>
          <table:table-cell table:style-name="Org.A2" office:value-type="string">
            <text:p text:style-name="P4"><draw:custom-shape text:anchor-type="paragraph" draw:z-index="11" draw:name="Forma1_10" draw:style-name="gr1" draw:text-style-name="P10" svg:width="1.401cm" svg:height="1.377cm" svg:x="1.094cm" svg:y="0.467cm"><text:p/>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<draw:equation draw:name="f0" draw:formula="$0 "/><draw:equation draw:name="f1" draw:formula="21600-$0 "/><draw:equation draw:name="f2" draw:formula="10800-$0 "/><draw:equation draw:name="f3" draw:formula="$0 /2"/><draw:equation draw:name="f4" draw:formula="sqrt(?f2 *?f2 -?f3 *?f3 )"/><draw:equation draw:name="f5" draw:formula="10800-?f3 "/><draw:equation draw:name="f6" draw:formula="10800+?f3 "/><draw:equation draw:name="f7" draw:formula="10800-?f4 "/><draw:equation draw:name="f8" draw:formula="10800+?f4 "/><draw:equation draw:name="f9" draw:formula="(cos(45*(pi/180))*(?f5 -10800)+sin(45*(pi/180))*(?f7 -10800))+10800"/><draw:equation draw:name="f10" draw:formula="-(sin(45*(pi/180))*(?f5 -10800)-cos(45*(pi/180))*(?f7 -10800))+10800"/><draw:equation draw:name="f11" draw:formula="(cos(45*(pi/180))*(?f5 -10800)+sin(45*(pi/180))*(?f8 -10800))+10800"/><draw:equation draw:name="f12" draw:formula="-(sin(45*(pi/180))*(?f5 -10800)-cos(45*(pi/180))*(?f8 -10800))+10800"/><draw:equation draw:name="f13" draw:formula="(cos(45*(pi/180))*(?f6 -10800)+sin(45*(pi/180))*(?f8 -10800))+10800"/><draw:equation draw:name="f14" draw:formula="-(sin(45*(pi/180))*(?f6 -10800)-cos(45*(pi/180))*(?f8 -10800))+10800"/><draw:equation draw:name="f15" draw:formula="(cos(45*(pi/180))*(?f6 -10800)+sin(45*(pi/180))*(?f7 -10800))+10800"/><draw:equation draw:name="f16" draw:formula="-(sin(45*(pi/180))*(?f6 -10800)-cos(45*(pi/180))*(?f7 -10800))+10800"/><draw:handle draw:handle-position="$0 10800" draw:handle-range-x-minimum="0" draw:handle-range-x-maximum="7200"/></draw:enhanced-geometry></draw:custom-shape>2 </text:p>
            <text:p text:style-name="P7"><text:span text:style-name="T1"><text:s text:c="5"/></text:span><text:span text:style-name="T2">3ºPARCIAL</text:span></text:p>
            <text:p text:style-name="P8"><text:s text:c="4"/>AC+ EXAMEN </text:p>
            <text:p text:style-name="P8"><text:s text:c="13"/>BP4 <text:s text:c="15"/></text:p>
          </table:table-cell>
          <table:table-cell table:style-name="Org.A2" office:value-type="string">
            <text:p text:style-name="P4">3</text:p>
            <text:p text:style-name="P4"><draw:custom-shape text:anchor-type="paragraph" draw:z-index="12" draw:name="Forma1_11" draw:style-name="gr1" draw:text-style-name="P10" svg:width="1.401cm" svg:height="1.377cm" svg:x="0.949cm" svg:y="0.058cm"><text:p/>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<draw:equation draw:name="f0" draw:formula="$0 "/><draw:equation draw:name="f1" draw:formula="21600-$0 "/><draw:equation draw:name="f2" draw:formula="10800-$0 "/><draw:equation draw:name="f3" draw:formula="$0 /2"/><draw:equation draw:name="f4" draw:formula="sqrt(?f2 *?f2 -?f3 *?f3 )"/><draw:equation draw:name="f5" draw:formula="10800-?f3 "/><draw:equation draw:name="f6" draw:formula="10800+?f3 "/><draw:equation draw:name="f7" draw:formula="10800-?f4 "/><draw:equation draw:name="f8" draw:formula="10800+?f4 "/><draw:equation draw:name="f9" draw:formula="(cos(45*(pi/180))*(?f5 -10800)+sin(45*(pi/180))*(?f7 -10800))+10800"/><draw:equation draw:name="f10" draw:formula="-(sin(45*(pi/180))*(?f5 -10800)-cos(45*(pi/180))*(?f7 -10800))+10800"/><draw:equation draw:name="f11" draw:formula="(cos(45*(pi/180))*(?f5 -10800)+sin(45*(pi/180))*(?f8 -10800))+10800"/><draw:equation draw:name="f12" draw:formula="-(sin(45*(pi/180))*(?f5 -10800)-cos(45*(pi/180))*(?f8 -10800))+10800"/><draw:equation draw:name="f13" draw:formula="(cos(45*(pi/180))*(?f6 -10800)+sin(45*(pi/180))*(?f8 -10800))+10800"/><draw:equation draw:name="f14" draw:formula="-(sin(45*(pi/180))*(?f6 -10800)-cos(45*(pi/180))*(?f8 -10800))+10800"/><draw:equation draw:name="f15" draw:formula="(cos(45*(pi/180))*(?f6 -10800)+sin(45*(pi/180))*(?f7 -10800))+10800"/><draw:equation draw:name="f16" draw:formula="-(sin(45*(pi/180))*(?f6 -10800)-cos(45*(pi/180))*(?f7 -10800))+10800"/><draw:handle draw:handle-position="$0 10800" draw:handle-range-x-minimum="0" draw:handle-range-x-maximum="7200"/></draw:enhanced-geometry></draw:custom-shape><text:s text:c="12"/>AMII</text:p>
          </table:table-cell>
          <table:table-cell table:style-name="Org.A2" office:value-type="string">
            <text:p text:style-name="P4">4</text:p>
            <text:p text:style-name="P5"><text:s text:c="9"/>AMII</text:p>
          </table:table-cell>
          <table:table-cell table:style-name="Org.A2" office:value-type="string">
            <text:p text:style-name="P4">5</text:p>
            <text:p text:style-name="P5"><text:s text:c="10"/>AMII</text:p>
            <text:p text:style-name="P5"><text:s text:c="10"/>AC</text:p>
            <text:p text:style-name="P5"><text:s text:c="9"/>(BP4)</text:p>
            <text:p text:style-name="P5"/>
          </table:table-cell>
          <table:table-cell table:style-name="Org.G4" office:value-type="string">
            <text:p text:style-name="P4">6</text:p>
            <text:p text:style-name="P5"><text:s text:c="10"/>AMII</text:p>
            <text:p text:style-name="P5"><text:s text:c="10"/>AC</text:p>
            <text:p text:style-name="P5"><text:s text:c="9"/>(BP4)</text:p>
          </table:table-cell>
        </table:table-row>
        <table:table-row table:style-name="Org.5">
          <table:table-cell table:style-name="Org.A5" office:value-type="string">
            <text:p text:style-name="P4">7</text:p>
            <text:p text:style-name="P4"><text:s text:c="13"/>AMII</text:p>
          </table:table-cell>
          <table:table-cell table:style-name="Org.B5" office:value-type="string">
            <text:p text:style-name="P4">8</text:p>
            <text:p text:style-name="P7"><text:span text:style-name="T1"><text:s text:c="7"/></text:span><text:span text:style-name="T2">2º PARCIAL</text:span></text:p>
            <text:p text:style-name="P9"><text:s text:c="13"/>AMII</text:p>
            <text:p text:style-name="P9"><text:s text:c="10"/>(ALG)</text:p>
          </table:table-cell>
          <table:table-cell table:style-name="Org.C5" office:value-type="string">
            <text:p text:style-name="P4">9</text:p>
            <text:p text:style-name="P7"><text:span text:style-name="T1"><text:s text:c="10"/></text:span><text:span text:style-name="T2">4ºPARCIAL</text:span></text:p>
            <text:p text:style-name="P9"><text:s text:c="13"/>ALG</text:p>
            <text:p text:style-name="P9"><text:s text:c="13"/>LMD</text:p>
          </table:table-cell>
          <table:table-cell table:style-name="Org.D5" office:value-type="string">
            <text:p text:style-name="P4">10</text:p>
            <text:p text:style-name="P4"><text:s text:c="11"/>LMD</text:p>
            <text:p text:style-name="P4"><text:s text:c="11"/></text:p>
          </table:table-cell>
          <table:table-cell table:style-name="Org.E5" office:value-type="string">
            <text:p text:style-name="P4">11</text:p>
            <text:p text:style-name="P4"><text:s text:c="8"/></text:p>
            <text:p text:style-name="P4"><text:s text:c="10"/>LMD </text:p>
          </table:table-cell>
          <table:table-cell table:style-name="Org.F5" office:value-type="string">
            <text:p text:style-name="P4">12</text:p>
            <text:p text:style-name="P7"><text:span text:style-name="T1"><text:s text:c="9"/>“</text:span><text:span text:style-name="T2">FINAL”</text:span></text:p>
            <text:p text:style-name="P9"><text:s text:c="12"/>LMD</text:p>
          </table:table-cell>
          <table:table-cell table:style-name="Org.G5" office:value-type="string">
            <text:p text:style-name="P4">13</text:p>
            <text:p text:style-name="P5"><text:s text:c="11"/>AMII</text:p>
            <text:p text:style-name="P4"/>
          </table:table-cell>
        </table:table-row>
        <table:table-row table:style-name="Org.6">
          <table:table-cell table:style-name="Org.A2" office:value-type="string">
            <text:p text:style-name="P4">14</text:p>
            <text:p text:style-name="P5"><text:s text:c="13"/>AMII</text:p>
          </table:table-cell>
          <table:table-cell table:style-name="Org.B6" office:value-type="string">
            <text:p text:style-name="P4">15 <text:s text:c="3"/><text:span text:style-name="T3">EXAMEN </text:span></text:p>
            <text:p text:style-name="P6"><text:s text:c="8"/>ALG (m)</text:p>
          </table:table-cell>
          <table:table-cell table:style-name="Org.A2" office:value-type="string">
            <text:p text:style-name="P4">16</text:p>
            <text:p text:style-name="P4"><text:s text:c="11"/>AMII</text:p>
            <text:p text:style-name="P4"><text:s text:c="11"/>LMD? </text:p>
          </table:table-cell>
          <table:table-cell table:style-name="Org.D6" office:value-type="string">
            <text:p text:style-name="P4">17 <text:s text:c="4"/><text:span text:style-name="T3">EXAMEN</text:span></text:p>
            <text:p text:style-name="P6"><text:s text:c="9"/>AMII </text:p>
            <text:p text:style-name="P6"><text:s text:c="9"/>LMD? </text:p>
            <text:p text:style-name="P4"><text:s text:c="9"/></text:p>
          </table:table-cell>
          <table:table-cell table:style-name="Org.E6" office:value-type="string">
            <text:p text:style-name="P4">18 <text:s text:c="4"/><text:span text:style-name="T3">EXAMEN</text:span></text:p>
            <text:p text:style-name="P6"><text:s text:c="10"/>LMD <text:s/><text:span text:style-name="T4">(t)??</text:span></text:p>
          </table:table-cell>
          <table:table-cell table:style-name="Org.A2" office:value-type="string">
            <text:p text:style-name="P4">19 <text:s text:c="7"/></text:p>
            <text:p text:style-name="P4"><text:s text:c="12"/>MM?</text:p>
            <text:p text:style-name="P4"><text:s text:c="12"/>AC</text:p>
          </table:table-cell>
          <table:table-cell table:style-name="Org.G6" office:value-type="string">
            <text:p text:style-name="P4">20</text:p>
            <text:p text:style-name="P4"><text:s text:c="12"/>MM?</text:p>
            <text:p text:style-name="P4"><text:s text:c="12"/>AC</text:p>
          </table:table-cell>
        </table:table-row>
        <table:table-row table:style-name="Org.7">
          <table:table-cell table:style-name="Org.A7" office:value-type="string">
            <text:p text:style-name="P4">21 <text:s text:c="5"/><text:span text:style-name="T3">EXAMEN </text:span></text:p>
            <text:p text:style-name="P6"><text:s text:c="10"/>MM??</text:p>
          </table:table-cell>
          <table:table-cell table:style-name="Org.B7" office:value-type="string">
            <text:p text:style-name="P4">22 <text:s text:c="5"/></text:p>
            <text:p text:style-name="P4"><text:s text:c="11"/>AC</text:p>
            <text:p text:style-name="P4"><text:s text:c="11"/>PDOO</text:p>
          </table:table-cell>
          <table:table-cell table:style-name="Org.C7" office:value-type="string">
            <text:p text:style-name="P4">23 <text:s text:c="6"/><text:span text:style-name="T3">EXAMEN </text:span></text:p>
            <text:p text:style-name="P6"><text:s text:c="11"/>AC <text:span text:style-name="T4">(m)</text:span></text:p>
          </table:table-cell>
          <table:table-cell table:style-name="Org.D7" office:value-type="string">
            <text:p text:style-name="P4">24 <text:s text:c="10"/></text:p>
            <text:p text:style-name="P4"><text:s text:c="2"/></text:p>
            <text:p text:style-name="P4"><text:s text:c="11"/>PDOO</text:p>
          </table:table-cell>
          <table:table-cell table:style-name="Org.E7" office:value-type="string">
            <text:p text:style-name="P4">25 <text:s text:c="3"/><text:span text:style-name="T3"><text:s/>EXAMEN</text:span></text:p>
            <text:p text:style-name="P6"><text:s text:c="9"/>PDOO <text:span text:style-name="T4">(t)</text:span></text:p>
          </table:table-cell>
          <table:table-cell table:style-name="Org.F7" office:value-type="float" office:value="26">
            <text:p text:style-name="P4">26</text:p>
          </table:table-cell>
          <table:table-cell table:style-name="Org.G7" office:value-type="float" office:value="27">
            <text:p text:style-name="P4">27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Lista_20_simple_20_sombreada.1" style:display-name="Lista simple sombreada.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Lista_20_simple_20_sombreada.2" style:display-name="Lista simple sombreada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Lista_20_simple_20_sombreada.3" style:display-name="Lista simple sombreada.3" style:family="table-cell" style:data-style-name="N10100">
      <style:table-cell-properties fo:padding="0cm" fo:padding-left="0cm" fo:padding-right="0cm" fo:padding-top="0cm" fo:padding-bottom="0cm"/>
    </style:style>
    <style:style style:name="Lista_20_simple_20_sombreada.4" style:display-name="Lista simple sombreada.4" style:family="table-cell" style:data-style-name="N10000">
      <style:table-cell-properties fo:padding="0cm" fo:padding-left="0cm" fo:padding-right="0cm" fo:padding-top="0cm" fo:padding-bottom="0cm"/>
    </style:style>
    <style:style style:name="Lista_20_simple_20_sombreada.5" style:display-name="Lista simple sombreada.5" style:family="table-cell" style:data-style-name="N10000">
      <style:table-cell-properties fo:padding="0cm" fo:padding-left="0cm" fo:padding-right="0cm" fo:padding-top="0cm" fo:padding-bottom="0cm"/>
    </style:style>
    <style:style style:name="Lista_20_simple_20_sombreada.6" style:display-name="Lista simple sombreada.6" style:family="table-cell" style:data-style-name="N10100">
      <style:table-cell-properties fo:background-color="#cccccc" fo:padding="0cm" fo:padding-left="0cm" fo:padding-right="0cm" fo:padding-top="0cm" fo:padding-bottom="0cm"/>
    </style:style>
    <style:style style:name="Lista_20_simple_20_sombreada.7" style:display-name="Lista simple sombreada.7" style:family="table-cell" style:data-style-name="N10000">
      <style:table-cell-properties fo:padding="0cm" fo:padding-left="0cm" fo:padding-right="0cm" fo:padding-top="0cm" fo:padding-bottom="0cm"/>
    </style:style>
    <style:style style:name="Lista_20_simple_20_sombreada.8" style:display-name="Lista simple sombreada.8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Lista_20_simple_20_sombreada.9" style:display-name="Lista simple sombreada.9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Lista_20_simple_20_sombreada.10" style:display-name="Lista simple sombreada.10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Lista_20_simple_20_sombreada.11" style:display-name="Lista simple sombreada.1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Lista_20_simple_20_sombreada.12" style:display-name="Lista simple sombreada.12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Lista_20_simple_20_sombreada.13" style:display-name="Lista simple sombreada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Lista_20_simple_20_sombreada.14" style:display-name="Lista simple sombreada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Lista_20_simple_20_sombreada.15" style:display-name="Lista simple sombreada.15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Lista_20_simple_20_sombreada.16" style:display-name="Lista simple sombreada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Simple List Shaded" table:first-row-end-column="row" table:first-row-start-column="row" table:last-row-end-column="row" table:last-row-start-column="row">
      <table:first-row table:style-name="Lista_20_simple_20_sombreada.1"/>
      <table:last-row table:style-name="Lista_20_simple_20_sombreada.2"/>
      <table:first-column table:style-name="Lista_20_simple_20_sombreada.3"/>
      <table:last-column table:style-name="Lista_20_simple_20_sombreada.4"/>
      <table:body table:style-name="Lista_20_simple_20_sombreada.9"/>
      <table:even-rows table:style-name="Lista_20_simple_20_sombreada.5"/>
      <table:odd-rows table:style-name="Lista_20_simple_20_sombreada.6"/>
      <table:even-columns table:style-name="Lista_20_simple_20_sombreada.7"/>
      <table:odd-columns table:style-name="Lista_20_simple_20_sombreada.8"/>
      <table:background table:style-name="Lista_20_simple_20_sombreada.10"/>
      <loext:first-row-even-column table:style-name="Lista_20_simple_20_sombreada.15"/>
      <loext:last-row-even-column table:style-name="Lista_20_simple_20_sombreada.16"/>
      <loext:first-row-end-column table:style-name="Lista_20_simple_20_sombreada.12"/>
      <loext:first-row-start-column table:style-name="Lista_20_simple_20_sombreada.11"/>
      <loext:last-row-end-column table:style-name="Lista_20_simple_20_sombreada.14"/>
      <loext:last-row-start-column table:style-name="Lista_20_simple_20_sombreada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4T13:50:07.314378859</meta:creation-date>
    <dc:date>2021-06-04T12:58:56.802842626</dc:date>
    <meta:editing-duration>PT2M40S</meta:editing-duration>
    <meta:editing-cycles>3</meta:editing-cycles>
    <meta:generator>LibreOffice/6.4.4.2$Linux_X86_64 LibreOffice_project/40$Build-2</meta:generator>
    <meta:document-statistic meta:table-count="1" meta:image-count="0" meta:object-count="0" meta:page-count="2" meta:paragraph-count="108" meta:word-count="118" meta:character-count="1145" meta:non-whitespace-character-count="394"/>
  </office:meta>
</office:document-meta>
</file>